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a2b1" officeooo:paragraph-rsid="001fa2b1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fa2b1" officeooo:paragraph-rsid="001fa2b1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212c4c" officeooo:paragraph-rsid="00212c4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218602" officeooo:paragraph-rsid="00218602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222b4a" officeooo:paragraph-rsid="00222b4a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228375" officeooo:paragraph-rsid="00228375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244c41" officeooo:paragraph-rsid="00244c41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font-size="15pt" officeooo:rsid="0025d3a3" officeooo:paragraph-rsid="0025d3a3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officeooo:paragraph-rsid="00212c4c"/>
    </style:style>
    <style:style style:name="P10" style:family="paragraph" style:parent-style-name="Standard">
      <style:paragraph-properties fo:text-align="justify" style:justify-single-word="false"/>
      <style:text-properties officeooo:paragraph-rsid="00228375"/>
    </style:style>
    <style:style style:name="P11" style:family="paragraph" style:parent-style-name="Standard">
      <style:paragraph-properties fo:text-align="justify" style:justify-single-word="false"/>
      <style:text-properties officeooo:paragraph-rsid="002956fd"/>
    </style:style>
    <style:style style:name="P12" style:family="paragraph" style:parent-style-name="Standard">
      <style:paragraph-properties fo:text-align="justify" style:justify-single-word="false"/>
      <style:text-properties fo:font-size="15pt" officeooo:rsid="00212c4c" officeooo:paragraph-rsid="00212c4c" style:font-size-asian="13.1000003814697pt" style:font-size-complex="15pt"/>
    </style:style>
    <style:style style:name="P13" style:family="paragraph" style:parent-style-name="Standard">
      <style:paragraph-properties fo:text-align="justify" style:justify-single-word="false"/>
      <style:text-properties fo:font-size="15pt" officeooo:rsid="002956fd" officeooo:paragraph-rsid="002956fd" style:font-size-asian="13.1000003814697pt" style:font-size-complex="15pt"/>
    </style:style>
    <style:style style:name="P14" style:family="paragraph" style:parent-style-name="Standard">
      <style:paragraph-properties fo:text-align="justify" style:justify-single-word="false"/>
      <style:text-properties fo:font-size="15pt" officeooo:rsid="002b2b1b" officeooo:paragraph-rsid="002b2b1b" style:font-size-asian="13.1000003814697pt" style:font-size-complex="15pt"/>
    </style:style>
    <style:style style:name="T1" style:family="text">
      <style:text-properties officeooo:rsid="00222b4a"/>
    </style:style>
    <style:style style:name="T2" style:family="text">
      <style:text-properties officeooo:rsid="00228375"/>
    </style:style>
    <style:style style:name="T3" style:family="text">
      <style:text-properties officeooo:rsid="0024751b"/>
    </style:style>
    <style:style style:name="T4" style:family="text">
      <style:text-properties fo:font-size="15pt" officeooo:rsid="00212c4c" style:font-size-asian="13.1000003814697pt" style:font-size-complex="15pt"/>
    </style:style>
    <style:style style:name="T5" style:family="text">
      <style:text-properties fo:font-size="15pt" officeooo:rsid="00278dd9" style:font-size-asian="13.1000003814697pt" style:font-size-complex="15pt"/>
    </style:style>
    <style:style style:name="T6" style:family="text">
      <style:text-properties fo:font-size="15pt" officeooo:rsid="00228375" style:font-size-asian="13.1000003814697pt" style:font-size-complex="15pt"/>
    </style:style>
    <style:style style:name="T7" style:family="text">
      <style:text-properties fo:font-size="15pt" officeooo:rsid="002956fd" style:font-size-asian="13.1000003814697pt" style:font-size-complex="15pt"/>
    </style:style>
    <style:style style:name="T8" style:family="text">
      <style:text-properties fo:font-size="15pt" officeooo:rsid="002b2b1b" style:font-size-asian="13.1000003814697pt" style:font-size-complex="15pt"/>
    </style:style>
    <style:style style:name="T9" style:family="text">
      <style:text-properties officeooo:rsid="002956fd"/>
    </style:style>
    <style:style style:name="T10" style:family="text">
      <style:text-properties officeooo:rsid="002b2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 за податочни побарувања</text:p>
      <text:p text:style-name="P1"/>
      <text:p text:style-name="P2"/>
      <text:p text:style-name="P3">Податочни побарувања:</text:p>
      <text:p text:style-name="P3"/>
      <text:p text:style-name="P3">1. Корисник:</text:p>
      <text:p text:style-name="P9"><text:span text:style-name="T4">За корисникот се чуваат: К</text:span><text:span text:style-name="T5">орисничко име. Лозинка, меил,</text:span><text:span text:style-name="T4"> дата на раѓање, висина, тежина, ниво(Ќе му биде понудено на секој корисник да си избере, притоа ќе му биде објаснето кое ниво што значи) и цел(може да биде губење или качување килограми) за која е инсталирана апликацијата. Секој корисник може да води дневници во кој што се чуваат податоци за изедени оброци, поминати тренинзи и трчање. Секој корисник може да има свој личен тренер(само еден) и може да води програма за исхрана и вежби.</text:span></text:p>
      <text:p text:style-name="P3"/>
      <text:p text:style-name="P3">2. Дневник <text:span text:style-name="T9">за исхрана:</text:span></text:p>
      <text:p text:style-name="P11"><text:span text:style-name="T7">Во дневникот за исхрана се чуваат оброци и на кој д</text:span><text:span text:style-name="T8">атум</text:span><text:span text:style-name="T7"> и во колку часот се конзумирани.</text:span></text:p>
      <text:p text:style-name="P13"/>
      <text:p text:style-name="P14">3. Дневник за тренинг:</text:p>
      <text:p text:style-name="P14">Во дневникот за тренинг се чуваат тренинзи и на кој датум, во колку почнале и во колку завршиле.</text:p>
      <text:p text:style-name="P14"/>
      <text:p text:style-name="P14">4. Дневник за трчање:</text:p>
      <text:p text:style-name="P14">Во дневникот за трчање се чуваат истрчани метри на одреден датум и за колку време биле истрчани.</text:p>
      <text:p text:style-name="P3"/>
      <text:p text:style-name="P4"><text:span text:style-name="T10">5</text:span>. Оброк:</text:p>
      <text:p text:style-name="P4">Во оброкот се чува изедена храна, испиени пијалоци и суплементи.</text:p>
      <text:p text:style-name="P4"/>
      <text:p text:style-name="P4"><text:span text:style-name="T10">6</text:span>. Храна:</text:p>
      <text:p text:style-name="P4">За храната се чува: количина, назив, калории на сто грама, протеини и масти.</text:p>
      <text:p text:style-name="P4"/>
      <text:p text:style-name="P4"><text:span text:style-name="T10">7</text:span>. Пиалок:</text:p>
      <text:p text:style-name="P4">За секој пиалок се чува количина во литри, назив, хранлива вредност и дали тој пиалок е алкохолен.</text:p>
      <text:p text:style-name="P4"/>
      <text:p text:style-name="P4"><text:span text:style-name="T10">8</text:span>. Суплемент:</text:p>
      <text:p text:style-name="P4">За секој суплемент се чува име и опис.</text:p>
      <text:p text:style-name="P4"/>
      <text:p text:style-name="P4"><text:span text:style-name="T10">9</text:span>. Тренинг:</text:p>
      <text:p text:style-name="P4"><text:soft-page-break/>Еден тренинг може да се состои од вежби или рекреативен спорт. <text:span text:style-name="T1">За вежбите се чува и бројот на повторувања.</text:span></text:p>
      <text:p text:style-name="P4"/>
      <text:p text:style-name="P4"><text:span text:style-name="T10">10</text:span>. Спорт:</text:p>
      <text:p text:style-name="P4">За спортот се чува името на спортот <text:span text:style-name="T1">и нивото на тежина на спортот.</text:span></text:p>
      <text:p text:style-name="P4"/>
      <text:p text:style-name="P4"><text:span text:style-name="T10">11</text:span>. Вежби:</text:p>
      <text:p text:style-name="P5">За вежбите се чува името на вежбата и тежината на изведување на истата.</text:p>
      <text:p text:style-name="P5"/>
      <text:p text:style-name="P5">10. Програми на исхрана:</text:p>
      <text:p text:style-name="P5">Тука се чува името на програмата и оброците од кои е составена.</text:p>
      <text:p text:style-name="P5"/>
      <text:p text:style-name="P5">1<text:span text:style-name="T10">2</text:span>. Програми за вежбање:</text:p>
      <text:p text:style-name="P5">За една програма се чува нејзиниот назив, тежина на програмата , потребното ниво доколку некој сака да вежбапо истата и вежби од кои е составена.</text:p>
      <text:p text:style-name="P5"/>
      <text:p text:style-name="P5">1<text:span text:style-name="T10">3</text:span>. Фитнес инструктор<text:span text:style-name="T2">и:</text:span></text:p>
      <text:p text:style-name="P10"><text:span text:style-name="T6">За инструкторот се чува К</text:span><text:span text:style-name="T5">орисничко име, лозинка, меил</text:span><text:span text:style-name="T6">, дата на раѓање и рејтинг.</text:span></text:p>
      <text:p text:style-name="P6"/>
      <text:p text:style-name="P6"/>
      <text:p text:style-name="P6"/>
      <text:p text:style-name="P6">Очекувања и функционалности:</text:p>
      <text:p text:style-name="P6"/>
      <text:p text:style-name="P7">Апликацијата е наменета за секој корисник да може да си води сопствен дневник за внесени и потрошени калории, со тоа што ќе ги внесува изедените оброци и поминатиот тренинг. Апликацијата ќе нуди база од храна, пијалоци, суплементи, вежби, спортови. На апликацијата ќе може да се регистрирате и како фитнес инструктор <text:span text:style-name="T3">доколку имате потвртда дека сте фитнес инструктор. Фитнес инструкторите имаат дозвола да додаваат вежби и јадења исто така и програми на исхрана и програми за вежбање.</text:span></text:p>
      <text:p text:style-name="P7"/>
      <text:p text:style-name="P8">Ограничувања:</text:p>
      <text:p text:style-name="P8"/>
      <text:p text:style-name="P8">Корисникот нема да може да додава вежби, храна и пиалоци, но ќе може да креира оброци и тренинзи кои ќе ги запишува во дневник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16:18:53.194768937</meta:creation-date>
    <dc:date>2020-01-09T15:10:59.031375075</dc:date>
    <meta:editing-duration>PT8H13M25S</meta:editing-duration>
    <meta:editing-cycles>5</meta:editing-cycles>
    <meta:generator>LibreOffice/6.3.3.2.0$Linux_X86_64 LibreOffice_project/30$Build-2</meta:generator>
    <meta:document-statistic meta:table-count="0" meta:image-count="0" meta:object-count="0" meta:page-count="2" meta:paragraph-count="34" meta:word-count="426" meta:character-count="2504" meta:non-whitespace-character-count="2112"/>
  </office:meta>
</office:document-meta>
</file>